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A00000257FBCFCEFFDA75A75A.png" manifest:media-type="image/png"/>
  <manifest:file-entry manifest:full-path="Pictures/10000201000002D00000021C858A228B22692D9C.png" manifest:media-type="image/png"/>
  <manifest:file-entry manifest:full-path="Pictures/1000000000000375000003BD921A1C3AD451EE21.jpg" manifest:media-type="image/jpeg"/>
  <manifest:file-entry manifest:full-path="Pictures/100000000000011D000000A63B28C31299ECF33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A Policy Engine for Container Orchest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draw:style-name="gr2" draw:text-style-name="P2" draw:layer="layout" svg:width="14.783cm" svg:height="14.911cm" svg:x="7cm" svg:y="4.343cm">
          <draw:image xlink:href="Pictures/1000000000000375000003BD921A1C3AD451EE2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draw:style-name="gr2" draw:text-style-name="P2" draw:layer="layout" svg:width="19.049cm" svg:height="14.287cm" svg:x="5.6cm" svg:y="5.713cm">
          <draw:image xlink:href="Pictures/10000201000002D00000021C858A228B22692D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draw:style-name="gr2" draw:text-style-name="P2" draw:layer="layout" svg:width="11.148cm" svg:height="10.274cm" svg:x="0.452cm" svg:y="5.212cm">
          <draw:image xlink:href="Pictures/100002010000028A00000257FBCFCEFFDA75A75A.png" xlink:type="simple" xlink:show="embed" xlink:actuate="onLoad">
            <text:p/>
          </draw:image>
        </draw:frame>
        <draw:frame draw:style-name="gr2" draw:text-style-name="P2" draw:layer="layout" svg:width="15cm" svg:height="8.736cm" svg:x="12.135cm" svg:y="5.864cm">
          <draw:image xlink:href="Pictures/100000000000011D000000A63B28C31299ECF33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Problemstellung</text:p>
          </draw:text-box>
        </draw:frame>
        <draw:frame draw:style-name="gr2" draw:text-style-name="P2" draw:layer="layout" svg:width="19.049cm" svg:height="14.287cm" svg:x="5.6cm" svg:y="5.713cm">
          <draw:image xlink:href="Pictures/10000201000002D00000021C858A228B22692D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Problemstell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Lös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14:03:21.488000000</meta:creation-date>
    <meta:generator>LibreOffice/5.1.4.2$Windows_x86 LibreOffice_project/f99d75f39f1c57ebdd7ffc5f42867c12031db97a</meta:generator>
    <dc:date>2016-07-12T12:28:04.797000000</dc:date>
    <meta:editing-duration>PT2H44M38S</meta:editing-duration>
    <meta:editing-cycles>3</meta:editing-cycles>
    <meta:document-statistic meta:object-count="53"/>
  </office:meta>
</office:document-meta>
</file>